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dell@pve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a61ffff">1. Go的哲学</text:a></text:p>
          <text:p text:style-name="Contents_20_1"><text:a xlink:type="simple" xlink:href="#org1d4c675">2. 算法学习</text:a></text:p>
          <text:p text:style-name="Contents_20_1"><text:a xlink:type="simple" xlink:href="#org82ef473">3. 算法实现</text:a></text:p>
          <text:p text:style-name="Contents_20_1"><text:a xlink:type="simple" xlink:href="#org1b14cbe">4. 算法调试</text:a></text:p>
          <text:p text:style-name="Contents_20_1"><text:a xlink:type="simple" xlink:href="#org923150c">5. 类型定义</text:a></text:p>
          <text:p text:style-name="Contents_20_1"><text:a xlink:type="simple" xlink:href="#orge15ed34">6. Slice迷思</text:a></text:p>
          <text:p text:style-name="Contents_20_1"><text:a xlink:type="simple" xlink:href="#org82740d6">7. Type Assertion vs Type Conversion</text:a></text:p>
          <text:p text:style-name="Contents_20_1"><text:a xlink:type="simple" xlink:href="#orga24e5b1">8. Bibliography</text:a></text:p>
        </text:index-body>
      </text:table-of-content>
      <text:h text:style-name="Heading_20_1" text:outline-level="1" text:is-list-header="false">
<text:bookmark-start text:name="OrgXref.orga61ffff"/>
<text:bookmark text:name="orga61ffff"/>Go的哲学
<text:bookmark-end text:name="OrgXref.orga61ffff"/></text:h>
      <text:p text:style-name="Text_20_body">explicit, simple and consistent
</text:p>
      <text:p text:style-name="Text_20_body">Go是一种类C的语言，不过支持GC，interface等操作
</text:p>
      <text:p text:style-name="Text_20_body">go是面向接口编程的语言，我们一般有如下操作
</text:p>
      <text:list text:style-name="OrgNumberedList" text:continue-numbering="false">
        <text:list-item>
          <text:p text:style-name="Text_20_body">定义结构
</text:p>
        </text:list-item>
        <text:list-item>
          <text:p text:style-name="Text_20_body">定义接口
</text:p>
        </text:list-item>
        <text:list-item>
          <text:p text:style-name="Text_20_body">定义方法
</text:p>
        </text:list-item>
        <text:list-item>
          <text:p text:style-name="Text_20_body">为接口定义方法
</text:p>
        </text:list-item>
        <text:list-item>
          <text:p text:style-name="Text_20_body">为结构定义方法
</text:p>
        </text:list-item>
      </text:list>
      <text:p text:style-name="Text_20_body">为了实现类型抽象，我们有如下操作
</text:p>
      <text:list text:style-name="OrgNumberedList" text:continue-numbering="false">
        <text:list-item>
          <text:p text:style-name="Text_20_body">Embedding structure in structure
</text:p>
        </text:list-item>
        <text:list-item>
          <text:p text:style-name="Text_20_body">Embedding interface in structure
</text:p>
        </text:list-item>
        <text:list-item>
          <text:p text:style-name="Text_20_body">Embedding interface in interface
</text:p>
        </text:list-item>
      </text:list>
      <text:h text:style-name="Heading_20_1" text:outline-level="1" text:is-list-header="false">
<text:bookmark-start text:name="OrgXref.org1d4c675"/>
<text:bookmark text:name="org1d4c675"/>算法学习
<text:bookmark-end text:name="OrgXref.org1d4c675"/></text:h>
      <text:p text:style-name="Text_20_body">loop invariant: 当我们遇到比较难以理解的循环时，通过loop invariant来理解我们每次循环的目的
</text:p>
      <text:p text:style-name="Text_20_body">structure invariant: 数据结构维护的是什么信息，具有什么性质
</text:p>
      <text:h text:style-name="Heading_20_1" text:outline-level="1" text:is-list-header="false">
<text:bookmark-start text:name="OrgXref.org82ef473"/>
<text:bookmark text:name="org82ef473"/>算法实现
<text:bookmark-end text:name="OrgXref.org82ef473"/></text:h>
      <text:p text:style-name="Text_20_body">条件分支编写
</text:p>
      <text:list text:style-name="OrgBulletedList" text:continue-numbering="false">
        <text:list-item>
          <text:p text:style-name="Text_20_body">正向思维，when…do…
</text:p>
        </text:list-item>
        <text:list-item>
          <text:p text:style-name="Text_20_body">逆向思维，求解约束，do…when..
</text:p>
        </text:list-item>
      </text:list>
      <text:p text:style-name="Text_20_body">方法实现一般有三
</text:p>
      <text:list text:style-name="OrgBulletedList" text:continue-numbering="false">
        <text:list-item>
          <text:p text:style-name="Text_20_body">best-practice <text:a xlink:type="simple" xlink:href="file:///home/dell/acwingLearningBook/index.org">二叉树实现</text:a>
</text:p>
        </text:list-item>
        <text:list-item>
          <text:p text:style-name="Text_20_body">implement methods for parameters (pass input and requires as parameters) <text:a xlink:type="simple" xlink:href="file:///home/dell/acwingLearningBook/index.org">KMP实现</text:a>
</text:p>
        </text:list-item>
        <text:list-item>
          <text:p text:style-name="Text_20_body">implement methods for global structures <text:a xlink:type="simple" xlink:href="file:///home/dell/acwingLearningBook/index.org">并查集实现</text:a>
</text:p>
        </text:list-item>
        <text:list-item>
          <text:p text:style-name="Text_20_body">implement methods for local variables <text:a xlink:type="simple" xlink:href="file:///home/dell/acwingLearningBook/index.org">字符串哈希</text:a>
</text:p>
        </text:list-item>
      </text:list>
      <text:p text:style-name="Text_20_body">下面列一些常见的结构实现
</text:p>
      <text:list text:style-name="OrgBulletedList" text:continue-numbering="false">
        <text:list-item>
          <text:p text:style-name="Text_20_body"><text:a xlink:type="simple" xlink:href="file:///home/dell/acwingLearningBook/index.org">栈的实现</text:a>
</text:p>
        </text:list-item>
        <text:list-item>
          <text:p text:style-name="Text_20_body"><text:a xlink:type="simple" xlink:href="file:///home/dell/acwingLearningBook/index.org">队列的实现</text:a>
</text:p>
        </text:list-item>
        <text:list-item>
          <text:p text:style-name="Text_20_body"><text:a xlink:type="simple" xlink:href="file:///home/dell/acwingLearningBook/index.org">链表实现</text:a>
</text:p>
        </text:list-item>
        <text:list-item>
          <text:p text:style-name="Text_20_body"><text:a xlink:type="simple" xlink:href="file://home/dell/acwingLearningBook/index.org">Trie的实现</text:a>
</text:p>
        </text:list-item>
        <text:list-item>
          <text:p text:style-name="Text_20_body"><text:a xlink:type="simple" xlink:href="file:///home/dell/acwingLearningBook/index.org">图的实现</text:a> 
</text:p>
        </text:list-item>
      </text:list>
      <text:p text:style-name="Text_20_body">最后，数组大法好
</text:p>
      <text:h text:style-name="Heading_20_1" text:outline-level="1" text:is-list-header="false">
<text:bookmark-start text:name="OrgXref.org1b14cbe"/>
<text:bookmark text:name="org1b14cbe"/>算法调试
<text:bookmark-end text:name="OrgXref.org1b14cbe"/></text:h>
      <text:list text:style-name="OrgBulletedList" text:continue-numbering="false">
        <text:list-item>
          <text:p text:style-name="Text_20_body">打桩， 在关键的条件分支上打桩, 从而打印出执行路径，是最好用的调试手段, 因为程序本身就可以看做图，我们在图的节点上打桩，理解程序的执行过程了
</text:p>
          <text:p text:style-name="Text_20_body">如<text:a xlink:type="simple" xlink:href="file:///home/dell/acwingLearningBook/ch2.org">栈，最长括号匹配</text:a>, 该题中共有6中情况，我们将其编码为'a'~'f', 然后pin(x)打桩，就可以查看程序在每一步的决策过程了	
</text:p>
          <text:p text:style-name="OrgSrcBlock"><text:span text:style-name="OrgSrcFontLockKeywordFace">func</text:span><text:s/><text:span text:style-name="OrgSrcFontLockFunctionNameFace">pin</text:span>(<text:span text:style-name="OrgSrcFontLockVariableNameFace">x</text:span><text:s/><text:span text:style-name="OrgSrcFontLockTypeFace">byte</text:span>)<text:s/>{</text:p>
          <text:p text:style-name="OrgSrcBlock"><text:tab/>fmt.<text:span text:style-name="OrgSrcFontLockFunctionNameFace">Println</text:span>(<text:span text:style-name="OrgSrcFontLockFunctionNameFace">string</text:span>(x))</text:p>
          <text:p text:style-name="OrgSrcBlockLastLine">}</text:p>
        </text:list-item>
      </text:list>
      <text:h text:style-name="Heading_20_1" text:outline-level="1" text:is-list-header="false">
<text:bookmark-start text:name="OrgXref.org923150c"/>
<text:bookmark text:name="org923150c"/>类型定义
<text:bookmark-end text:name="OrgXref.org923150c"/></text:h>
      <text:p text:style-name="Text_20_body">主要有三种定义
</text:p>
      <text:p text:style-name="OrgSrcBlock"><text:span text:style-name="OrgSrcFontLockKeywordFace">type</text:span><text:s/><text:span text:style-name="OrgSrcFontLockTypeFace">Int</text:span>=<text:span text:style-name="OrgSrcFontLockTypeFace">int</text:span><text:s/><text:span text:style-name="OrgSrcFontLockCommentDelimiterFace">//<text:s/></text:span><text:span text:style-name="OrgSrcFontLockCommentFace">完全一致，<text:s/>type<text:s/>alias</text:span></text:p>
      <text:p text:style-name="OrgSrcBlock"/>
      <text:p text:style-name="OrgSrcBlock"><text:span text:style-name="OrgSrcFontLockKeywordFace">type</text:span><text:s/><text:span text:style-name="OrgSrcFontLockTypeFace">Queue</text:span><text:s/>[]<text:span text:style-name="OrgSrcFontLockKeywordFace">interface</text:span>{}<text:s/><text:span text:style-name="OrgSrcFontLockCommentDelimiterFace">//<text:s/></text:span><text:span text:style-name="OrgSrcFontLockCommentFace">继承结构，不继承方法</text:span></text:p>
      <text:p text:style-name="OrgSrcBlock"/>
      <text:p text:style-name="OrgSrcBlock"><text:span text:style-name="OrgSrcFontLockKeywordFace">type</text:span><text:s/><text:span text:style-name="OrgSrcFontLockTypeFace">Queue</text:span><text:s/>{<text:s/><text:span text:style-name="OrgSrcFontLockCommentDelimiterFace">//<text:s/></text:span><text:span text:style-name="OrgSrcFontLockCommentFace">composition</text:span></text:p>
      <text:p text:style-name="OrgSrcBlock"><text:tab/><text:s/>q<text:s/>[]<text:span text:style-name="OrgSrcFontLockKeywordFace">interface</text:span>{}</text:p>
      <text:p text:style-name="OrgSrcBlockLastLine">}</text:p>
      <text:p text:style-name="OrgSrcBlockLastLine"/>
      <text:h text:style-name="Heading_20_1" text:outline-level="1" text:is-list-header="false">
<text:bookmark-start text:name="OrgXref.orge15ed34"/>
<text:bookmark text:name="orge15ed34"/>Slice迷思
<text:bookmark-end text:name="OrgXref.orge15ed34"/></text:h>
      <text:p text:style-name="Text_20_body">slice也是按值传递，和其他元素并无不同， 理解了这一点， 就没有什么迷思了， 它的结构如下：
</text:p>
      <text:p text:style-name="OrgSrcBlock"><text:span text:style-name="OrgSrcFontLockKeywordFace">type</text:span><text:s/><text:span text:style-name="OrgSrcFontLockTypeFace">slice</text:span><text:s/><text:span text:style-name="OrgSrcFontLockKeywordFace">struct</text:span><text:s/>{</text:p>
      <text:p text:style-name="OrgSrcBlock"><text:tab/>ptr<text:s/>*<text:span text:style-name="OrgSrcFontLockTypeFace">Elem</text:span></text:p>
      <text:p text:style-name="OrgSrcBlock"><text:tab/>len<text:s/><text:span text:style-name="OrgSrcFontLockTypeFace">int</text:span></text:p>
      <text:p text:style-name="OrgSrcBlock"><text:tab/>cap<text:s/><text:span text:style-name="OrgSrcFontLockTypeFace">int</text:span></text:p>
      <text:p text:style-name="OrgSrcBlockLastLine">}</text:p>
      <text:p text:style-name="Text_20_body">所以需要进行append, slice等操作时，都需要对slice按指针传递
</text:p>
      <text:p text:style-name="OrgSrcBlock"><text:span text:style-name="OrgSrcFontLockKeywordFace">package</text:span><text:s/>main</text:p>
      <text:p text:style-name="OrgSrcBlock"/>
      <text:p text:style-name="OrgSrcBlock"><text:span text:style-name="OrgSrcFontLockKeywordFace">import</text:span><text:s/><text:span text:style-name="OrgSrcFontLockStringFace">"fmt"</text:span></text:p>
      <text:p text:style-name="OrgSrcBlock"/>
      <text:p text:style-name="OrgSrcBlock"><text:span text:style-name="OrgSrcFontLockKeywordFace">func</text:span><text:s/><text:span text:style-name="OrgSrcFontLockFunctionNameFace">main</text:span>()<text:s/>{</text:p>
      <text:p text:style-name="OrgSrcBlock"><text:tab/><text:span text:style-name="OrgSrcFontLockVariableNameFace">slice</text:span><text:s/>:=<text:s/>[]<text:span text:style-name="OrgSrcFontLockTypeFace">int</text:span>{2,<text:s/>4,<text:s/>1,<text:s/>5,<text:s/>3}</text:p>
      <text:p text:style-name="OrgSrcBlock"><text:tab/><text:span text:style-name="OrgSrcFontLockVariableNameFace">newSlice</text:span><text:s/>:=<text:s/>slice[3:4]</text:p>
      <text:p text:style-name="OrgSrcBlock"><text:tab/>newSlice<text:s/>=<text:s/><text:span text:style-name="OrgSrcFontLockBuiltinFace">append</text:span>(newSlice,<text:s/>6)</text:p>
      <text:p text:style-name="OrgSrcBlock"><text:tab/>fmt.<text:span text:style-name="OrgSrcFontLockFunctionNameFace">Println</text:span>(newSlice)</text:p>
      <text:p text:style-name="OrgSrcBlock"><text:tab/>fmt.<text:span text:style-name="OrgSrcFontLockFunctionNameFace">Println</text:span>(slice)</text:p>
      <text:p text:style-name="OrgSrcBlockLastLine">}</text:p>
      <text:h text:style-name="Heading_20_1" text:outline-level="1" text:is-list-header="false">
<text:bookmark-start text:name="OrgXref.org82740d6"/>
<text:bookmark text:name="org82740d6"/>Type Assertion vs Type Conversion
<text:bookmark-end text:name="OrgXref.org82740d6"/></text:h>
      <text:p text:style-name="Text_20_body">如果不明白interface value和concret value区别，可以先看(<text:a xlink:type="simple" xlink:href="#org5baaca4">Cox 2009</text:a>)
</text:p>
      <text:p text:style-name="Text_20_body">type assertion形式如下：
</text:p>
      <text:p text:style-name="OrgFixedWidthBlockLastLine">t, ok := &lt;interface value&gt;.(&lt;type&gt;)</text:p>
      <text:p text:style-name="Text_20_body">即type assertion的参数一定是用于interface value的，并且type可以是struct type，也可以interface type; 如果type assertion成功，则返回值t就是对应的concret value或者interface value(取决于type assertion的type参数)
</text:p>
      <text:p text:style-name="OrgSrcBlock"><text:span text:style-name="OrgSrcFontLockKeywordFace">package</text:span><text:s/>main</text:p>
      <text:p text:style-name="OrgSrcBlock"/>
      <text:p text:style-name="OrgSrcBlock"><text:span text:style-name="OrgSrcFontLockKeywordFace">import</text:span><text:s/><text:span text:style-name="OrgSrcFontLockStringFace">"fmt"</text:span></text:p>
      <text:p text:style-name="OrgSrcBlock"><text:span text:style-name="OrgSrcFontLockKeywordFace">import</text:span><text:s/><text:span text:style-name="OrgSrcFontLockStringFace">"reflect"</text:span><text:tab/></text:p>
      <text:p text:style-name="OrgSrcBlock"/>
      <text:p text:style-name="OrgSrcBlock"><text:span text:style-name="OrgSrcFontLockKeywordFace">func</text:span><text:s/><text:span text:style-name="OrgSrcFontLockFunctionNameFace">main</text:span>()<text:s/>{</text:p>
      <text:p text:style-name="OrgSrcBlock"><text:tab/><text:span text:style-name="OrgSrcFontLockKeywordFace">var</text:span><text:s/><text:span text:style-name="OrgSrcFontLockVariableNameFace">a</text:span><text:s/><text:span text:style-name="OrgSrcFontLockKeywordFace">interface</text:span>{}<text:s/>=<text:s/><text:span text:style-name="OrgSrcFontLockStringFace">"hello"</text:span></text:p>
      <text:p text:style-name="OrgSrcBlock"><text:tab/><text:span text:style-name="OrgSrcFontLockVariableNameFace">t</text:span>,<text:s/><text:span text:style-name="OrgSrcFontLockVariableNameFace">ok</text:span><text:s/>:=<text:s/>a.(<text:span text:style-name="OrgSrcFontLockTypeFace">string</text:span>)</text:p>
      <text:p text:style-name="OrgSrcBlock"><text:tab/><text:span text:style-name="OrgSrcFontLockKeywordFace">if</text:span><text:s/>ok<text:s/>{</text:p>
      <text:p text:style-name="OrgSrcBlock"><text:tab/><text:tab/>fmt.<text:span text:style-name="OrgSrcFontLockFunctionNameFace">Println</text:span>(reflect.<text:span text:style-name="OrgSrcFontLockFunctionNameFace">TypeOf</text:span>(t))</text:p>
      <text:p text:style-name="OrgSrcBlock"><text:tab/>}</text:p>
      <text:p text:style-name="OrgSrcBlock"><text:tab/><text:span text:style-name="OrgSrcFontLockVariableNameFace">x</text:span>,<text:s/><text:span text:style-name="OrgSrcFontLockVariableNameFace">ok</text:span><text:s/>:=<text:s/>a.(<text:span text:style-name="OrgSrcFontLockKeywordFace">interface</text:span>{})<text:tab/><text:tab/></text:p>
      <text:p text:style-name="OrgSrcBlock"><text:tab/><text:span text:style-name="OrgSrcFontLockKeywordFace">if</text:span><text:s/>x<text:s/>==<text:s/>t<text:s/>{</text:p>
      <text:p text:style-name="OrgSrcBlock"><text:tab/><text:tab/>fmt.<text:span text:style-name="OrgSrcFontLockFunctionNameFace">Println</text:span>(reflect.<text:span text:style-name="OrgSrcFontLockFunctionNameFace">TypeOf</text:span>(x))</text:p>
      <text:p text:style-name="OrgSrcBlock"><text:tab/>}</text:p>
      <text:p text:style-name="OrgSrcBlockLastLine">}</text:p>
      <text:p text:style-name="Text_20_body">为什么需要type assertion, 最常见的是因为有interface{}的存在，golang中缺乏泛型机制，所以我们在从泛型容器中取元素时需要转化成对应的类型，这时候就需要type assertion，
见<text:a xlink:type="simple" xlink:href="file:///home/dell/acwingLearningBook/ch2.org">栈，最大括号匹配</text:a>, 我们在取出对应元素时，需要转化为对应类型byte, 这一点和java中的数组泛型倒是比较相似
</text:p>
      <text:p text:style-name="OrgSrcBlock">a<text:s/>=<text:s/><text:span text:style-name="OrgSrcFontLockFunctionNameFace">int</text:span>(a)<text:s/><text:span text:style-name="OrgSrcFontLockCommentDelimiterFace">//<text:s/></text:span><text:span text:style-name="OrgSrcFontLockCommentFace">type<text:s/>conversion</text:span></text:p>
      <text:p text:style-name="OrgSrcBlock">a<text:s/>=<text:s/>a.(<text:span text:style-name="OrgSrcFontLockTypeFace">int</text:span>)<text:s/><text:span text:style-name="OrgSrcFontLockCommentDelimiterFace">//<text:s/></text:span><text:span text:style-name="OrgSrcFontLockCommentFace">type<text:s/>assertion,<text:s/>assert<text:s/>a<text:s/>variable<text:s/>is<text:s/>of<text:s/>some<text:s/>type,<text:s/>Type<text:s/>assert<text:s/>can<text:s/>only<text:s/>take<text:s/>place<text:s/>on<text:s/>interfaces,<text:s/>主要用于判断</text:span></text:p>
      <text:p text:style-name="OrgSrcBlockLastLine">a,<text:s/>ok<text:s/>=<text:s/>a.(<text:span text:style-name="OrgSrcFontLockTypeFace">int</text:span>)</text:p>
      <text:p text:style-name="OrgSrcBlock"><text:span text:style-name="OrgSrcFontLockKeywordFace">package</text:span><text:s/>main</text:p>
      <text:p text:style-name="OrgSrcBlock"/>
      <text:p text:style-name="OrgSrcBlock"><text:span text:style-name="OrgSrcFontLockKeywordFace">import</text:span><text:s/><text:span text:style-name="OrgSrcFontLockStringFace">"fmt"</text:span></text:p>
      <text:p text:style-name="OrgSrcBlock"/>
      <text:p text:style-name="OrgSrcBlock"><text:span text:style-name="OrgSrcFontLockKeywordFace">func</text:span><text:s/><text:span text:style-name="OrgSrcFontLockFunctionNameFace">main</text:span>()<text:s/>{</text:p>
      <text:p text:style-name="OrgSrcBlock"><text:tab/><text:span text:style-name="OrgSrcFontLockVariableNameFace">sa</text:span><text:s/>:=<text:s/><text:span text:style-name="OrgSrcFontLockBuiltinFace">make</text:span>([]<text:span text:style-name="OrgSrcFontLockKeywordFace">interface</text:span>{},<text:s/>10)</text:p>
      <text:p text:style-name="OrgSrcBlock"><text:tab/><text:span text:style-name="OrgSrcFontLockKeywordFace">var</text:span><text:s/><text:span text:style-name="OrgSrcFontLockVariableNameFace">a</text:span><text:s/><text:span text:style-name="OrgSrcFontLockKeywordFace">interface</text:span>{}<text:s/>=<text:s/><text:span text:style-name="OrgSrcFontLockStringFace">')'</text:span></text:p>
      <text:p text:style-name="OrgSrcBlock"><text:tab/>sa[0]<text:s/>=<text:s/>a</text:p>
      <text:p text:style-name="OrgSrcBlock"><text:tab/>fmt.<text:span text:style-name="OrgSrcFontLockFunctionNameFace">Println</text:span>(sa[0]<text:s/>==<text:s/><text:span text:style-name="OrgSrcFontLockStringFace">')'</text:span>)</text:p>
      <text:p text:style-name="OrgSrcBlockLastLine">}</text:p>
      <text:h text:style-name="Heading_20_1" text:outline-level="1" text:is-list-header="false">
<text:bookmark-start text:name="OrgXref.orga24e5b1"/>
<text:bookmark text:name="orga24e5b1"/>Bibliography
<text:bookmark-end text:name="OrgXref.orga24e5b1"/></text:h>
      <text:p text:style-name="Text_20_body">
<text:bookmark-start text:name="OrgXref.org5baaca4"/>
<text:bookmark text:name="org5baaca4"/>
<text:bookmark-end text:name="OrgXref.org5baaca4"/>Cox, Russ. 2009. “Go Data Structures: Interfaces.” <text:a xlink:type="simple" xlink:href="https://research.swtch.com/interfaces">https://research.swtch.com/interfaces</text:a>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BuiltinFace" style:family="text">
      <style:text-properties fo:color="#af3a03"/>
    </style:style>
    <style:style style:name="OrgSrcFontLockStringFace" style:family="text">
      <style:text-properties fo:color="#79740e"/>
    </style:style>
    <style:style style:name="OrgSrcFontLockCommentFace" style:family="text">
      <style:text-properties fo:color="#a89984"/>
    </style:style>
    <style:style style:name="OrgSrcFontLockCommentDelimiterFace" style:family="text">
      <style:text-properties fo:color="#a89984"/>
    </style:style>
    <style:style style:name="OrgSrcBlock" style:family="paragraph" style:parent-style-name="Preformatted_20_Text">
      <style:paragraph-properties fo:background-color="#f2e5bc" fo:padding="0.049cm" fo:border="0.51pt solid #000000" style:shadow="none">
        <style:background-image/>
      </style:paragraph-properties>
      <style:text-properties fo:color="#282828"/>
    </style:style>
    <style:style style:name="OrgSrcFontLockTypeFace" style:family="text">
      <style:text-properties fo:color="#8f3f71"/>
    </style:style>
    <style:style style:name="OrgSrcFontLockVariableNameFace" style:family="text">
      <style:text-properties fo:color="#076678"/>
    </style:style>
    <style:style style:name="OrgSrcFontLockFunctionNameFace" style:family="text">
      <style:text-properties fo:color="#b57614"/>
    </style:style>
    <style:style style:name="OrgSrcFontLockKeywordFace" style:family="text">
      <style:text-properties fo:color="#9d0006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1-12-14T11:23:08</dc:date>
    <meta:creation-date>2021-12-14T11:23:08</meta:creation-date>
    <meta:generator>Emacs 27.1 (Org mode 9.3)</meta:generator>
    <meta:keyword/>
    <dc:subject/>
    <dc:title/>
  </office:meta>
</office:document-meta>
</file>